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279a" officeooo:paragraph-rsid="001927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an Steadman is an undergraduate computer science student at CSUEB. I’m the guy who came up with the idea and also part leader of the group as we’re all taking responsibility for different parts of the project. The goal of our project is to create something that could maybe help someone come up with a decisive answer to anyone looking for something to do research on or a topic for a group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2:54:29.732000000</meta:creation-date>
    <dc:date>2020-03-20T02:59:38.925000000</dc:date>
    <meta:editing-duration>PT5M9S</meta:editing-duration>
    <meta:editing-cycles>1</meta:editing-cycles>
    <meta:document-statistic meta:table-count="0" meta:image-count="0" meta:object-count="0" meta:page-count="1" meta:paragraph-count="1" meta:word-count="73" meta:character-count="402" meta:non-whitespace-character-count="330"/>
    <meta:generator>LibreOffice/6.2.8.2$Windows_X86_64 LibreOffice_project/f82ddfca21ebc1e222a662a32b25c0c9d20169ee</meta:generator>
  </office:meta>
</office:document-meta>
</file>